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2fe650" officeooo:paragraph-rsid="002fe65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1e3cf" officeooo:paragraph-rsid="0031e3cf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37e32" officeooo:paragraph-rsid="00337e32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465a0" officeooo:paragraph-rsid="003465a0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63254" officeooo:paragraph-rsid="00363254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82816" officeooo:paragraph-rsid="00382816" style:font-size-asian="12pt" style:font-weight-asian="normal" style:font-size-complex="12pt" style:font-weight-complex="normal"/>
    </style:style>
    <style:style style:name="P27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28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officeooo:rsid="002235b5"/>
    </style:style>
    <style:style style:name="T4" style:family="text">
      <style:text-properties officeooo:rsid="00247bb1"/>
    </style:style>
    <style:style style:name="T5" style:family="text">
      <style:text-properties officeooo:rsid="00259faf"/>
    </style:style>
    <style:style style:name="T6" style:family="text">
      <style:text-properties style:text-underline-style="none"/>
    </style:style>
    <style:style style:name="T7" style:family="text">
      <style:text-properties officeooo:rsid="003828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99645393" text:style-name="WWNum1">
        <text:list-item>
          <text:h text:style-name="P27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94903278235281" text:continue-numbering="true" text:style-name="WWNum1">
        <text:list-item>
          <text:h text:style-name="P28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6">DON’T TRY TO DO IT ALL YOURSELF</text:p>
      <text:p text:style-name="P14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3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14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14">3.1 – Getting Started with Haskell</text:p>
      <text:p text:style-name="P9">Ghci is the interpreter used</text:p>
      <text:p text:style-name="P3">C <text:span text:style-name="T4">syntax </text:span>for and/or - <text:span text:style-name="T4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4">use normal → </text:span>infix functions – <text:span text:style-name="T4">mod 10 4 = 10 `mod` 4 returns 2</text:span></text:p>
      <text:p text:style-name="P3"><text:span text:style-name="T4">B</text:span>rackets <text:span text:style-name="T4">to change from infix to normal </text:span>e.g. (*) 23 24</text:p>
      <text:p text:style-name="P14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5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14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14"><text:soft-page-break/>4.2 – Let</text:p>
      <text:p text:style-name="P12">Repeated use of an expression</text:p>
      <text:p text:style-name="P13">Uses bindings</text:p>
      <text:p text:style-name="P17">Can bind mutliple names in one expression</text:p>
      <text:p text:style-name="P18">Bindings cannot be changed</text:p>
      <text:p text:style-name="P18">Can be written along multiple lines by using indentation</text:p>
      <text:p text:style-name="P18">Using indentation means no ; required between bindings</text:p>
      <text:p text:style-name="P19">Indentation can be ignored using { } and ;</text:p>
      <text:p text:style-name="P14">5.1 – Tuples</text:p>
      <text:p text:style-name="P21"><text:span text:style-name="T6">Bind multiple values together</text:span></text:p>
      <text:p text:style-name="P21"><text:span text:style-name="T6">Fixed size</text:span></text:p>
      <text:p text:style-name="P21"><text:span text:style-name="T6">Can be passed to a function</text:span></text:p>
      <text:p text:style-name="P14">5.2 – List</text:p>
      <text:p text:style-name="P22"><text:span text:style-name="T6">All elements are of the same type</text:span></text:p>
      <text:p text:style-name="P22"><text:span text:style-name="T6">Can have an empty list</text:span></text:p>
      <text:p text:style-name="P22"><text:span text:style-name="T6">Can have any number of elements</text:span></text:p>
      <text:p text:style-name="P22"><text:span text:style-name="T6">Can be joined using ++</text:span></text:p>
      <text:p text:style-name="P22"><text:span text:style-name="T6">Lists are zero-indexed</text:span></text:p>
      <text:p text:style-name="P22"><text:span text:style-name="T6">Can retrieve a specific element using !!</text:span></text:p>
      <text:p text:style-name="P22"><text:span text:style-name="T6">Lists are linked – has to go through whole thing to get last element</text:span></text:p>
      <text:p text:style-name="P22"><text:span text:style-name="T6">Linked lists makes random access expensive</text:span></text:p>
      <text:p text:style-name="P22"><text:span text:style-name="T6">Lists are usually front processed</text:span></text:p>
      <text:p text:style-name="P22"><text:span text:style-name="T6">Head is the first element</text:span></text:p>
      <text:p text:style-name="P22"><text:soft-page-break/><text:span text:style-name="T6">Tail is everything else</text:span></text:p>
      <text:p text:style-name="P22"><text:span text:style-name="T6">Cons (:) operator glues on a new head</text:span></text:p>
      <text:p text:style-name="P22"><text:span text:style-name="T6">Lists can be back processed</text:span></text:p>
      <text:p text:style-name="P22"><text:span text:style-name="T6">Last returns the last element</text:span></text:p>
      <text:p text:style-name="P22"><text:span text:style-name="T6">Init returns everything before that</text:span></text:p>
      <text:p text:style-name="P22"><text:span text:style-name="T6">Can be passed as function parameters</text:span></text:p>
      <text:p text:style-name="P22"><text:span text:style-name="T6">Pattern matching can be used: (x:y:xs)</text:span></text:p>
      <text:p text:style-name="P22"><text:span text:style-name="T6">Binds to the respective parts</text:span></text:p>
      <text:p text:style-name="P22"><text:span text:style-name="T6">Pattern matching can only be used fropatm the front</text:span></text:p>
      <text:p text:style-name="P22"><text:span text:style-name="T6">Pattern must be wholly matchable</text:span></text:p>
      <text:p text:style-name="P22"><text:span text:style-name="T6">Can use a wildcard if the argument won’t be used</text:span></text:p>
      <text:p text:style-name="P22"><text:span text:style-name="T6">E.g. f x = tail x is the same as f (_:xs) = xs</text:span></text:p>
      <text:p text:style-name="P22"><text:span text:style-name="T6">Take returns first x elements of the list</text:span></text:p>
      <text:p text:style-name="P22"><text:span text:style-name="T6">Drop returns everything except the first x of the list</text:span></text:p>
      <text:p text:style-name="P22"><text:span text:style-name="T6">Elem x list returns True if x is in the list. </text:span></text:p>
      <text:p text:style-name="P22"><text:span text:style-name="T6">As infix, x `elem` list</text:span></text:p>
      <text:p text:style-name="P14">6.1 – List Ranges</text:p>
      <text:p text:style-name="P23"><text:span text:style-name="T6">Compact way of writing a long list e.g. [‘K’..’Z’]</text:span></text:p>
      <text:p text:style-name="P23"><text:span text:style-name="T6">Doesn’t work with lists of lists</text:span></text:p>
      <text:p text:style-name="P23"><text:span text:style-name="T6">E.g. [‘J’...’M’] returns “JKLM” but [“J”..”M”] gives error</text:span></text:p>
      <text:p text:style-name="P23"><text:span text:style-name="T6">Can add step sizes e.g. [2, -10.. -34] returns [2, -10, -22, -34]</text:span></text:p>
      <text:p text:style-name="P23"><text:span text:style-name="T6">Can write infinite lists e.g [300..]</text:span></text:p>
      <text:p text:style-name="P24"><text:span text:style-name="T6">Repeat to repeat the input infintely as a list</text:span></text:p>
      <text:p text:style-name="P24"><text:soft-page-break/><text:span text:style-name="T6">Cycle to repeat a list infinitely</text:span></text:p>
      <text:p text:style-name="P14">6.2 – List Comprehensions</text:p>
      <text:p text:style-name="P24"><text:span text:style-name="T6">Produces more complex lists than ranges</text:span></text:p>
      <text:p text:style-name="P24"><text:span text:style-name="T6">[ -output of each element- | x ← -[list range for x], argument- ]</text:span></text:p>
      <text:p text:style-name="P24"><text:span text:style-name="T6">Can add predicates for further limits</text:span></text:p>
      <text:p text:style-name="P24"><text:span text:style-name="T6">Can have multiple predicates</text:span></text:p>
      <text:p text:style-name="P24"><text:span text:style-name="T6">Can have more than one sublist</text:span></text:p>
      <text:p text:style-name="P24"><text:span text:style-name="T6">Can have wildcards e.g. length’ xs = sum [1| _ ← xs] returns length of a list</text:span></text:p>
      <text:p text:style-name="P24"><text:span text:style-name="T6">Can have lists of lists as long as all have the same type of element</text:span></text:p>
      <text:p text:style-name="P24"><text:span text:style-name="T6">Can nest comprehensions</text:span></text:p>
      <text:p text:style-name="P24"><text:span text:style-name="T6">Have appeared in imperative languages e.g. Python</text:span></text:p>
      <text:p text:style-name="P25"><text:span text:style-name="T6">allpairs x y = [(a,b) | a ← [1..x], b ← [1..y], a &lt;= x, b &lt;= y]</text:span></text:p>
      <text:p text:style-name="P14">7.1 – Recursion</text:p>
      <text:p text:style-name="P25"><text:span text:style-name="T6">Calls itself</text:span></text:p>
      <text:p text:style-name="P25"><text:span text:style-name="T6">Base case, 1+ recursive rule to move closer to BC</text:span></text:p>
      <text:p text:style-name="P25"><text:span text:style-name="T6">Can use if to implement the base case e.g. if n &lt; 1 then (loop) else (break)</text:span></text:p>
      <text:p text:style-name="P25"><text:span text:style-name="T6">Can use pattern matching to remove if (and the indentation)</text:span></text:p>
      <text:p text:style-name="P25"><text:span text:style-name="T6">Processed from top to bottom</text:span></text:p>
      <text:p text:style-name="P25"><text:span text:style-name="T6">Catch-all case (loop) must come last</text:span></text:p>
      <text:p text:style-name="P25"><text:span text:style-name="T6">Will never terminate if there is no base case</text:span></text:p>
      <text:p text:style-name="P14">7.2 – More Complex Recursion and Guards</text:p>
      <text:p text:style-name="P26"><text:span text:style-name="T6">Can have multiple base cases</text:span></text:p>
      <text:p text:style-name="P26"><text:span text:style-name="T6">Can have multiple recursive rules</text:span></text:p>
      <text:p text:style-name="P26"><text:soft-page-break/><text:span text:style-name="T6">Rules needs to be comprehensive – covers all possible inputs</text:span></text:p>
      <text:p text:style-name="P26"><text:span text:style-name="T6">Guards use an = after each test for a base case</text:span></text:p>
      <text:p text:style-name="P26"><text:span text:style-name="T6">Use ‘otherwise = ‘ for the catch-all case</text:span></text:p>
      <text:p text:style-name="P26"><text:span text:style-name="T6">Alternative to using nested ifs</text:span></text:p>
      <text:p text:style-name="P26"><text:span text:style-name="T6">Pattern matching is best for when inputs can be pattern matched </text:span></text:p>
      <text:p text:style-name="P26"><text:span text:style-name="T6">Tuples = [a, b), list = [x:xs]</text:span></text:p>
      <text:p text:style-name="P26"><text:span text:style-name="T6">Guards are best for conditionals (e.g. even x, is x &lt;= 12)</text:span></text:p>
      <text:p text:style-name="P14">8.1 – List Recursion</text:p>
      <text:p text:style-name="P14">8.2 – List Recursion Examples</text:p>
      <text:p text:style-name="P14">9.1 – Where Syntax</text:p>
      <text:p text:style-name="P14">9.2 – Recursion with multiple lists</text:p>
      <text:p text:style-name="P14">9.3 – Mutual and Multiple Recursion</text:p>
      <text:p text:style-name="P14">10.1 – The Caesar Cipher</text:p>
      <text:p text:style-name="P14">10.2 – Cracking the Caesar Cipher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14">12.2 – Function Types</text:p>
      <text:p text:style-name="P14">13.1 – Polymorphic Types</text:p>
      <text:p text:style-name="P14">13.2 – Type Classes</text:p>
      <text:p text:style-name="P14">14.1 – More Type Classes</text:p>
      <text:p text:style-name="P14">14.2 – Higher Order Functions</text:p>
      <text:p text:style-name="P14">14.3 – Anonymous Functions</text:p>
      <text:p text:style-name="P14">15.1 – Map</text:p>
      <text:p text:style-name="P14"><text:soft-page-break/>15.2 – Filter</text:p>
      <text:p text:style-name="P14">16.1 – Fold</text:p>
      <text:p text:style-name="P14">16.2 – More on Fold</text:p>
      <text:p text:style-name="P14">17.1 – Scan</text:p>
      <text:p text:style-name="P14">17.2 – More Higher Order Functions</text:p>
      <text:p text:style-name="P14">18.1 – Higher Order Programming Example</text:p>
      <text:p text:style-name="P14">18.2 – Voting Examples</text:p>
      <text:p text:style-name="P15">19.1 – Custom Types</text:p>
      <text:p text:style-name="P15">19.2– More Complex Custom Types</text:p>
      <text:p text:style-name="P14">20.1 – Assignment 1 Feedback</text:p>
      <text:p text:style-name="P15">20.2 – Assignment 2</text:p>
      <text:p text:style-name="P15">21.1 – Parameterized Custom Types</text:p>
      <text:p text:style-name="P14">21.2 – Maybe and Either</text:p>
      <text:p text:style-name="P14">22.1 – Recursive Types</text:p>
      <text:p text:style-name="P14">22.2 – Trees</text:p>
      <text:p text:style-name="P14">23.1 – IO</text:p>
      <text:p text:style-name="P14">23.2 – Writing IO Code</text:p>
      <text:p text:style-name="P14">24.1 – Writing Programs</text:p>
      <text:p text:style-name="P14">24.2 – Useful IO Functions</text:p>
      <text:p text:style-name="P14">25 – IO Example</text:p>
      <text:p text:style-name="P15">Class Test Information</text:p>
      <text:p text:style-name="P15">26.1 – Evaluation Strategies</text:p>
      <text:p text:style-name="P14">26.2 – Lazy Lists</text:p>
      <text:p text:style-name="P14"><text:soft-page-break/>27 – Tail Recursion</text:p>
      <text:p text:style-name="P14">28.1 – Assignment 2 Feedback</text:p>
      <text:p text:style-name="P14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30T19:49:03.130033738</dc:date>
    <meta:editing-cycles>25</meta:editing-cycles>
    <meta:editing-duration>P1DT14H19M33S</meta:editing-duration>
    <meta:generator>LibreOffice/6.1.5.2$Linux_X86_64 LibreOffice_project/10$Build-2</meta:generator>
    <meta:document-statistic meta:table-count="0" meta:image-count="0" meta:object-count="0" meta:page-count="9" meta:paragraph-count="186" meta:word-count="1161" meta:character-count="6613" meta:non-whitespace-character-count="5565"/>
  </office:meta>
</office:document-meta>
</file>